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28882001B900B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f7fc8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1a5680" officeooo:paragraph-rsid="00273a9f" fo:background-color="transparent"/>
    </style:style>
    <style:style style:name="P13" style:family="paragraph" style:parent-style-name="Table_20_Contents">
      <style:text-properties officeooo:paragraph-rsid="002b483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5" style:family="paragraph" style:parent-style-name="Table_20_Contents">
      <style:paragraph-properties fo:text-align="start" style:justify-single-word="false"/>
      <style:text-properties officeooo:paragraph-rsid="002a7e0f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text-properties officeooo:rsid="0041ddd4" officeooo:paragraph-rsid="0041ddd4"/>
    </style:style>
    <style:style style:name="P18" style:family="paragraph" style:parent-style-name="Table_20_Contents">
      <style:text-properties officeooo:paragraph-rsid="0028bc5a"/>
    </style:style>
    <style:style style:name="P19" style:family="paragraph" style:parent-style-name="Table_20_Contents">
      <style:text-properties officeooo:rsid="002f7fc8" officeooo:paragraph-rsid="002f7fc8"/>
    </style:style>
    <style:style style:name="P20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1" style:family="paragraph" style:parent-style-name="Table_20_Contents" style:list-style-name="L1">
      <style:text-properties officeooo:rsid="002f7fc8" officeooo:paragraph-rsid="002f7fc8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2aeff2"/>
    </style:style>
    <style:style style:name="T12" style:family="text">
      <style:text-properties officeooo:rsid="0026e5cd"/>
    </style:style>
    <style:style style:name="T13" style:family="text">
      <style:text-properties officeooo:rsid="003b2b9b"/>
    </style:style>
    <style:style style:name="T14" style:family="text">
      <style:text-properties officeooo:rsid="002d3ed5"/>
    </style:style>
    <style:style style:name="T15" style:family="text">
      <style:text-properties officeooo:rsid="002f7fc8"/>
    </style:style>
    <style:style style:name="T16" style:family="text">
      <style:text-properties officeooo:rsid="002fb2b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0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3">Zadavatel</text:span><text:span text:style-name="T6">:</text:span></text:p>
          </table:table-cell>
          <table:table-cell table:style-name="Tabulka1.A1" office:value-type="string">
            <text:p text:style-name="P15"><text:span text:style-name="T3">Česká pirátská strana, </text:span>organizační složka: <text:span text:style-name="T15">Strategický tým</text:span></text:p>
            <text:p text:style-name="P14">z<text:span text:style-name="T9">a</text:span>st<text:span text:style-name="T9">o</text:span>up<text:span text:style-name="T9">ena</text:span>: <text:span text:style-name="T11">Bc. Jana Rohová, jana.rohova@pirati.cz, vedoucí PO</text:span></text:p>
            <text:p text:style-name="P14">v.z. Vladislav Tobias Esner, tobias.esner@pirati.cz, pověřen vedouc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Dodavatel</text:span><text:span text:style-name="T6">:</text:span></text:p>
          </table:table-cell>
          <table:table-cell table:style-name="Tabulka1.A1" office:value-type="string">
            <text:p text:style-name="P18"><text:span text:style-name="T9">Jméno</text:span>: Dino Arnautovič</text:p>
            <text:p text:style-name="P18"><text:span text:style-name="T13">IČO</text:span>: <text:span text:style-name="T15">01879863</text:span> <text:s text:c="2"/><text:span text:style-name="T13">sídlo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9">Asistent Strategického týmu</text:p>
            <text:list xml:id="list7312293640730850041" text:style-name="L1">
              <text:list-item>
                <text:p text:style-name="P21">organizování a příprava schůzek</text:p>
              </text:list-item>
              <text:list-item>
                <text:p text:style-name="P21">organizace komunikace a průběhu jednání strategického upgrade týmu</text:p>
              </text:list-item>
              <text:list-item>
                <text:p text:style-name="P21">tvorba a publikace zápisů ze schůzek a seminářů</text:p>
              </text:list-item>
              <text:list-item>
                <text:p text:style-name="P21">dotahování dílčích úkolů týkajících se projektu</text:p>
              </text:list-item>
              <text:list-item>
                <text:p text:style-name="P21">od cca května nebo června do prosince se náplň práce změní více směrem k práci s individuálními odbory nebo jinými orgány strany, školení členů a příznivců strany atp</text:p>
              </text:list-item>
            </text:list>
            <text:p text:style-name="P16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9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6">60</text:span>h <text:span text:style-name="T14">měsíčně 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Smluvní typ</text:span>:</text:p>
          </table:table-cell>
          <table:table-cell table:style-name="Tabulka1.A1" office:value-type="string">
            <text:p text:style-name="P17">Příkazní smlouv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Odměna</text:span>:</text:p>
          </table:table-cell>
          <table:table-cell table:style-name="Tabulka1.A1" office:value-type="string">
            <text:p text:style-name="P13">• paušální odměna <text:span text:style-name="T14">11.000,-</text:span>Kč měsíčně </text:p>
            <text:p text:style-name="P13">• úkolová odměna: až <text:span text:style-name="T15">3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Termín provedení</text:span>:</text:p>
          </table:table-cell>
          <table:table-cell table:style-name="Tabulka1.A1" office:value-type="string">
            <text:p text:style-name="P12"><text:s/><text:span text:style-name="T12">Od 07-05-2018 na dobu neurčitou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5">V <text:span text:style-name="T10">Praze</text:span> dne <text:s/><text:span text:style-name="T12">07-05-2018</text:span></text:p>
      <text:p text:style-name="P4">Za zadavatele: <text:tab/><text:tab/><text:tab/>Za dodavatele: </text:p>
      <text:p text:style-name="P7"><text:span text:style-name="T14">Vladislav Tobias Esner</text:span><text:tab/><text:tab/> Dino Arnautovič</text:p>
      <text:p text:style-name="P6"/>
      <text:p text:style-name="P4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59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28882001B900BD2.png" xlink:type="simple" xlink:show="embed" xlink:actuate="onLoad"/></draw:frame></text:p>
      </style:head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09T12:12:59.920666547</dc:date>
    <meta:editing-cycles>115</meta:editing-cycles>
    <meta:editing-duration>P24DT13H36M34S</meta:editing-duration>
    <meta:generator>LibreOffice/5.1.6.2$Linux_X86_64 LibreOffice_project/10m0$Build-2</meta:generator>
    <meta:print-date>2018-05-09T11:51:17.633310655</meta:print-date>
    <meta:document-statistic meta:table-count="1" meta:image-count="1" meta:object-count="0" meta:page-count="1" meta:paragraph-count="36" meta:word-count="217" meta:character-count="1569" meta:non-whitespace-character-count="1375"/>
    <meta:user-defined meta:name="Informace 1"/>
    <meta:user-defined meta:name="Informace 2"/>
    <meta:user-defined meta:name="Informace 3"/>
    <meta:user-defined meta:name="Informace 4"/>
  </office:meta>
</office:document-meta>
</file>